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.013cm" fo:margin-left="0cm" table:align="left"/>
    </style:style>
    <style:style style:name="Táboa1.A" style:family="table-column">
      <style:table-column-properties style:column-width="3.041cm"/>
    </style:style>
    <style:style style:name="Táboa1.B" style:family="table-column">
      <style:table-column-properties style:column-width="3.309cm"/>
    </style:style>
    <style:style style:name="Táboa1.C" style:family="table-column">
      <style:table-column-properties style:column-width="10.663cm"/>
    </style:style>
    <style:style style:name="Táboa1.A1" style:family="table-cell">
      <style:table-cell-properties style:vertical-align="middle" fo:padding="0.049cm" fo:border="none"/>
    </style:style>
    <style:style style:name="P1" style:family="paragraph" style:parent-style-name="Text_20_body" style:master-page-name="First_20_Page">
      <style:paragraph-properties fo:margin-left="0cm" fo:margin-right="0cm" fo:text-indent="0cm" style:auto-text-indent="false" style:page-number="auto"/>
      <style:text-properties style:font-name="Arial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26pt" style:font-size-asian="26pt" style:font-size-complex="26pt"/>
    </style:style>
    <style:style style:name="P6" style:family="paragraph">
      <loext:graphic-properties draw:fill="none" draw:fill-color="#ffffff"/>
    </style:style>
    <style:style style:name="P7" style:family="paragraph" style:parent-style-name="Heading_20_2">
      <style:paragraph-properties fo:text-align="center" style:justify-single-word="false" fo:break-before="page"/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Horizontal_20_Line">
      <style:paragraph-properties fo:margin-top="0cm" fo:margin-bottom="0.247cm" style:contextual-spacing="false" fo:line-height="115%"/>
      <style:text-properties style:font-name="Arial"/>
    </style:style>
    <style:style style:name="P13" style:family="paragraph" style:parent-style-name="Text_20_body">
      <style:paragraph-properties fo:margin-top="0cm" fo:margin-bottom="0.247cm" style:contextual-spacing="false" fo:line-height="115%"/>
      <style:text-properties style:font-name="Arial"/>
    </style:style>
    <style:style style:name="P14" style:family="paragraph" style:parent-style-name="Heading_20_2">
      <style:paragraph-properties fo:margin-top="0cm" fo:margin-bottom="0.247cm" style:contextual-spacing="false" fo:line-height="115%"/>
      <style:text-properties style:font-name="Arial"/>
    </style:style>
    <style:style style:name="P15" style:family="paragraph" style:parent-style-name="Table_20_Contents">
      <style:text-properties officeooo:paragraph-rsid="003c0d14"/>
    </style:style>
    <style:style style:name="P16" style:family="paragraph" style:parent-style-name="Heading_20_3">
      <style:paragraph-properties fo:margin-top="0cm" fo:margin-bottom="0.247cm" style:contextual-spacing="false" fo:line-height="115%"/>
      <style:text-properties style:font-name="Arial"/>
    </style:style>
    <style:style style:name="P17" style:family="paragraph" style:parent-style-name="Text_20_body" style:list-style-name="L1">
      <style:text-properties style:font-name="Arial"/>
    </style:style>
    <style:style style:name="P18" style:family="paragraph" style:parent-style-name="Heading_20_3">
      <style:paragraph-properties fo:margin-top="0cm" fo:margin-bottom="0.247cm" style:contextual-spacing="false" fo:line-height="115%"/>
      <style:text-properties style:font-name="Arial" officeooo:paragraph-rsid="003d3a2e"/>
    </style:style>
    <style:style style:name="P19" style:family="paragraph" style:parent-style-name="Text_20_body">
      <style:text-properties style:font-name="Arial" officeooo:paragraph-rsid="003d3a2e"/>
    </style:style>
    <style:style style:name="P20" style:family="paragraph" style:parent-style-name="Text_20_body" style:list-style-name="L2">
      <style:text-properties style:font-name="Arial"/>
    </style:style>
    <style:style style:name="P21" style:family="paragraph" style:parent-style-name="Text_20_body">
      <style:text-properties style:font-name="Arial" officeooo:paragraph-rsid="003c0d14"/>
    </style:style>
    <style:style style:name="P22" style:family="paragraph" style:parent-style-name="Text_20_body" style:list-style-name="L3">
      <style:text-properties style:font-name="Arial" officeooo:paragraph-rsid="003c0d14"/>
    </style:style>
    <style:style style:name="P23" style:family="paragraph" style:parent-style-name="Text_20_body" style:list-style-name="L4">
      <style:text-properties style:font-name="Arial"/>
    </style:style>
    <style:style style:name="P24" style:family="paragraph" style:parent-style-name="Heading_20_2">
      <style:paragraph-properties fo:margin-top="0cm" fo:margin-bottom="0.247cm" style:contextual-spacing="false" fo:line-height="115%"/>
      <style:text-properties style:font-name="Arial" officeooo:paragraph-rsid="003d3a2e"/>
    </style:style>
    <style:style style:name="P25" style:family="paragraph" style:parent-style-name="Text_20_body" style:list-style-name="L5">
      <style:text-properties style:font-name="Arial"/>
    </style:style>
    <style:style style:name="P26" style:family="paragraph" style:parent-style-name="Text_20_body" style:list-style-name="L6">
      <style:text-properties style:font-name="Arial"/>
    </style:style>
    <style:style style:name="P27" style:family="paragraph" style:parent-style-name="Text_20_body" style:list-style-name="L7">
      <style:text-properties style:font-name="Arial"/>
    </style:style>
    <style:style style:name="P28" style:family="paragraph" style:parent-style-name="Text_20_body" style:list-style-name="L8">
      <style:text-properties style:font-name="Arial"/>
    </style:style>
    <style:style style:name="P29" style:family="paragraph" style:parent-style-name="Text_20_body" style:list-style-name="L9">
      <style:text-properties style:font-name="Arial"/>
    </style:style>
    <style:style style:name="P30" style:family="paragraph" style:parent-style-name="Text_20_body" style:list-style-name="L10">
      <style:text-properties style:font-name="Arial"/>
    </style:style>
    <style:style style:name="P31" style:family="paragraph" style:parent-style-name="Text_20_body" style:list-style-name="L11">
      <style:text-properties style:font-name="Arial"/>
    </style:style>
    <style:style style:name="P32" style:family="paragraph" style:parent-style-name="Text_20_body" style:list-style-name="L12">
      <style:text-properties style:font-name="Arial"/>
    </style:style>
    <style:style style:name="P33" style:family="paragraph" style:parent-style-name="Text_20_body" style:list-style-name="L13">
      <style:text-properties style:font-name="Arial" officeooo:paragraph-rsid="003d3a2e"/>
    </style:style>
    <style:style style:name="P34" style:family="paragraph" style:parent-style-name="Text_20_body" style:list-style-name="L13">
      <style:text-properties style:font-name="Arial"/>
    </style:style>
    <style:style style:name="P35" style:family="paragraph" style:parent-style-name="Text_20_body" style:list-style-name="L14">
      <style:text-properties style:font-name="Arial"/>
    </style:style>
    <style:style style:name="P36" style:family="paragraph" style:parent-style-name="Text_20_body" style:list-style-name="L15">
      <style:text-properties style:font-name="Arial"/>
    </style:style>
    <style:style style:name="P37" style:family="paragraph" style:parent-style-name="Text_20_body" style:list-style-name="L16">
      <style:text-properties style:font-name="Arial"/>
    </style:style>
    <style:style style:name="P38" style:family="paragraph" style:parent-style-name="Text_20_body" style:list-style-name="L17">
      <style:text-properties style:font-name="Arial"/>
    </style:style>
    <style:style style:name="P39" style:family="paragraph" style:parent-style-name="Text_20_body" style:list-style-name="L18">
      <style:text-properties style:font-name="Arial"/>
    </style:style>
    <style:style style:name="P40" style:family="paragraph" style:parent-style-name="Text_20_body" style:list-style-name="L19">
      <style:text-properties style:font-name="Arial"/>
    </style:style>
    <style:style style:name="P41" style:family="paragraph" style:parent-style-name="Text_20_body" style:list-style-name="L20">
      <style:text-properties style:font-name="Arial"/>
    </style:style>
    <style:style style:name="P42" style:family="paragraph" style:parent-style-name="Text_20_body" style:list-style-name="L21">
      <style:text-properties style:font-name="Arial"/>
    </style:style>
    <style:style style:name="P43" style:family="paragraph" style:parent-style-name="Text_20_body">
      <style:text-properties style:font-name="Arial" officeooo:paragraph-rsid="003e5905"/>
    </style:style>
    <style:style style:name="P44" style:family="paragraph" style:parent-style-name="Text_20_body" style:list-style-name="L22">
      <style:text-properties style:font-name="Arial" officeooo:paragraph-rsid="003e5905"/>
    </style:style>
    <style:style style:name="P45" style:family="paragraph" style:parent-style-name="Text_20_body" style:list-style-name="L22">
      <style:text-properties style:font-name="Arial"/>
    </style:style>
    <style:style style:name="P46" style:family="paragraph" style:parent-style-name="Text_20_body">
      <style:text-properties style:font-name="Arial" officeooo:paragraph-rsid="003ebed4"/>
    </style:style>
    <style:style style:name="P47" style:family="paragraph" style:parent-style-name="Text_20_body" style:list-style-name="L23">
      <style:text-properties style:font-name="Arial"/>
    </style:style>
    <style:style style:name="P48" style:family="paragraph" style:parent-style-name="Text_20_body" style:list-style-name="L24">
      <style:text-properties style:font-name="Arial"/>
    </style:style>
    <style:style style:name="P49" style:family="paragraph" style:parent-style-name="Text_20_body" style:list-style-name="L25">
      <style:text-properties style:font-name="Arial"/>
    </style:style>
    <style:style style:name="P50" style:family="paragraph" style:parent-style-name="Text_20_body" style:list-style-name="L26">
      <style:text-properties style:font-name="Arial"/>
    </style:style>
    <style:style style:name="P51" style:family="paragraph" style:parent-style-name="Text_20_body" style:list-style-name="L27">
      <style:text-properties style:font-name="Arial"/>
    </style:style>
    <style:style style:name="P52" style:family="paragraph" style:parent-style-name="Text_20_body" style:list-style-name="L28">
      <style:text-properties style:font-name="Arial"/>
    </style:style>
    <style:style style:name="P53" style:family="paragraph" style:parent-style-name="Text_20_body" style:list-style-name="L29">
      <style:text-properties style:font-name="Arial"/>
    </style:style>
    <style:style style:name="P54" style:family="paragraph" style:parent-style-name="Text_20_body" style:list-style-name="L30">
      <style:text-properties style:font-name="Arial" officeooo:paragraph-rsid="003e5905"/>
    </style:style>
    <style:style style:name="P55" style:family="paragraph" style:parent-style-name="Text_20_body" style:list-style-name="L30">
      <style:text-properties style:font-name="Arial"/>
    </style:style>
    <style:style style:name="P56" style:family="paragraph" style:parent-style-name="Text_20_body" style:list-style-name="L31">
      <style:text-properties style:font-name="Arial"/>
    </style:style>
    <style:style style:name="P57" style:family="paragraph" style:parent-style-name="Text_20_body">
      <style:text-properties style:font-name="Arial" fo:font-weight="bold" style:font-weight-asian="bold" style:font-weight-complex="bold"/>
    </style:style>
    <style:style style:name="P58" style:family="paragraph" style:parent-style-name="Text_20_body" style:list-style-name="L32">
      <style:text-properties style:font-name="Arial"/>
    </style:style>
    <style:style style:name="P59" style:family="paragraph" style:parent-style-name="Text_20_body" style:list-style-name="L33">
      <style:text-properties style:font-name="Arial"/>
    </style:style>
    <style:style style:name="P60" style:family="paragraph" style:parent-style-name="Text_20_body" style:list-style-name="L34">
      <style:text-properties style:font-name="Arial"/>
    </style:style>
    <style:style style:name="P61" style:family="paragraph" style:parent-style-name="Text_20_body" style:list-style-name="L35">
      <style:text-properties style:font-name="Arial"/>
    </style:style>
    <style:style style:name="P62" style:family="paragraph" style:parent-style-name="Text_20_body">
      <style:text-properties style:font-name="Arial" officeooo:rsid="003ebed4" officeooo:paragraph-rsid="003ebed4"/>
    </style:style>
    <style:style style:name="P63" style:family="paragraph" style:parent-style-name="Text_20_body" style:list-style-name="L36">
      <style:text-properties style:font-name="Arial"/>
    </style:style>
    <style:style style:name="P64" style:family="paragraph" style:parent-style-name="Text_20_body" style:list-style-name="L37">
      <style:text-properties style:font-name="Arial"/>
    </style:style>
    <style:style style:name="P65" style:family="paragraph" style:parent-style-name="Text_20_body" style:list-style-name="L38">
      <style:text-properties style:font-name="Arial"/>
    </style:style>
    <style:style style:name="P66" style:family="paragraph" style:parent-style-name="Text_20_body" style:list-style-name="L39">
      <style:text-properties style:font-name="Arial"/>
    </style:style>
    <style:style style:name="P67" style:family="paragraph" style:parent-style-name="Text_20_body" style:list-style-name="L40">
      <style:text-properties style:font-name="Arial" officeooo:paragraph-rsid="003e5905"/>
    </style:style>
    <style:style style:name="P68" style:family="paragraph" style:parent-style-name="Text_20_body" style:list-style-name="L40"/>
    <style:style style:name="T1" style:family="text">
      <style:text-properties style:font-name="Arial" fo:font-size="26pt" style:font-size-asian="26pt" style:font-size-complex="26pt"/>
    </style:style>
    <style:style style:name="T2" style:family="text">
      <style:text-properties officeooo:rsid="003d3a2e"/>
    </style:style>
    <style:style style:name="T3" style:family="text">
      <style:text-properties officeooo:rsid="003e5905"/>
    </style:style>
    <style:style style:name="T4" style:family="text">
      <style:text-properties style:font-name="Arial" officeooo:rsid="003e5905"/>
    </style:style>
    <style:style style:name="T5" style:family="text">
      <style:text-properties style:font-name="Arial"/>
    </style:style>
    <style:style style:name="fr1" style:family="graphic" style:parent-style-name="Frame">
      <style:graphic-properties style:vertical-pos="from-top" style:horizontal-pos="center" style:horizontal-rel="paragraph" fo:padding="0.15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  <style:text-properties fo:font-family="OpenSymbol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draw:fill="none" draw:fill-color="#ffffff" fo:min-height="2.554cm" loext:decorative="false" style:run-through="foreground" style:wrap="run-through" style:number-wrapped-paragraphs="no-limit" style:vertical-pos="from-top" style:vertical-rel="fram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2"><draw:frame draw:style-name="fr1" draw:name="Marco1" text:anchor-type="as-char" svg:y="-5.831cm" svg:width="16.794cm" draw:z-index="0"><draw:text-box fo:min-height="11.488cm"><draw:frame text:anchor-type="frame" draw:z-index="1" draw:name="Marco de texto 1" draw:style-name="gr1" draw:text-style-name="P5" svg:width="12.648cm" svg:height="2.555cm" svg:x="2.279cm" svg:y="3.747cm"><draw:text-box><text:p text:style-name="P4"><text:span text:style-name="T1">Plan de </text:span></text:p><text:p text:style-name="P4"><text:span text:style-name="T1">Formacion y Concienciacion</text:span></text:p></draw:text-box></draw:frame><text:p text:style-name="Frame_20_contents"><draw:frame text:anchor-type="paragraph" draw:z-index="2" draw:name="Marco de texto 2" draw:style-name="gr2" draw:text-style-name="P6" svg:width="3.996cm" svg:height="1.271cm" svg:x="0.633cm" svg:y="7.835cm"><draw:text-box><text:p>Daniel Otero Vázquez</text:p><text:p>Javier Magán Jorge</text:p></draw:text-box></draw:frame></text:p></draw:text-box></draw:frame></text:h>
      <text:table-of-content text:style-name="Sect1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P7" text:outline-level="2">Índice</text:h>
          </text:index-title>
          <text:p text:style-name="P8"><text:a xlink:type="simple" xlink:href="#__RefHeading___Toc16663_2480176930" text:style-name="Index_20_Link" text:visited-style-name="Index_20_Link">1. Introdución<text:tab/>3</text:a></text:p>
          <text:p text:style-name="P8"><text:a xlink:type="simple" xlink:href="#__RefHeading___Toc16665_2480176930" text:style-name="Index_20_Link" text:visited-style-name="Index_20_Link">2. Segmentación do centro e necesidades<text:tab/>3</text:a></text:p>
          <text:p text:style-name="P8"><text:a xlink:type="simple" xlink:href="#__RefHeading___Toc16667_2480176930" text:style-name="Index_20_Link" text:visited-style-name="Index_20_Link">3. Alumnado ESO / Bacharelato<text:tab/>3</text:a></text:p>
          <text:p text:style-name="P9"><text:a xlink:type="simple" xlink:href="#__RefHeading___Toc16669_2480176930" text:style-name="Index_20_Link" text:visited-style-name="Index_20_Link">0. Introdución<text:tab/>3</text:a></text:p>
          <text:p text:style-name="P9"><text:a xlink:type="simple" xlink:href="#__RefHeading___Toc16671_2480176930" text:style-name="Index_20_Link" text:visited-style-name="Index_20_Link">1. Identidade dixital<text:tab/>3</text:a></text:p>
          <text:p text:style-name="P9"><text:a xlink:type="simple" xlink:href="#__RefHeading___Toc16677_2480176930" text:style-name="Index_20_Link" text:visited-style-name="Index_20_Link">2. Contrasinais fortes<text:tab/>4</text:a></text:p>
          <text:p text:style-name="P9"><text:a xlink:type="simple" xlink:href="#__RefHeading___Toc29217_2480176930" text:style-name="Index_20_Link" text:visited-style-name="Index_20_Link">3. Comunicación segura<text:tab/>4</text:a></text:p>
          <text:p text:style-name="P9"><text:a xlink:type="simple" xlink:href="#__RefHeading___Toc16675_2480176930" text:style-name="Index_20_Link" text:visited-style-name="Index_20_Link">4. Ciberacoso<text:tab/>4</text:a></text:p>
          <text:p text:style-name="P9"><text:a xlink:type="simple" xlink:href="#__RefHeading___Toc16679_2480176930" text:style-name="Index_20_Link" text:visited-style-name="Index_20_Link">5. Redes sociais<text:tab/>5</text:a></text:p>
          <text:p text:style-name="P9"><text:a xlink:type="simple" xlink:href="#__RefHeading___Toc16681_2480176930" text:style-name="Index_20_Link" text:visited-style-name="Index_20_Link">6. Intelixencia Artificial (IA)<text:tab/>5</text:a></text:p>
          <text:p text:style-name="P9"><text:a xlink:type="simple" xlink:href="#__RefHeading___Toc16683_2480176930" text:style-name="Index_20_Link" text:visited-style-name="Index_20_Link">7. Formación<text:tab/>5</text:a></text:p>
          <text:p text:style-name="P8"><text:a xlink:type="simple" xlink:href="#__RefHeading___Toc16685_2480176930" text:style-name="Index_20_Link" text:visited-style-name="Index_20_Link">4. Alumnado Ciclos<text:tab/>6</text:a></text:p>
          <text:p text:style-name="P8"><text:a xlink:type="simple" xlink:href="#__RefHeading___Toc29219_2480176930" text:style-name="Index_20_Link" text:visited-style-name="Index_20_Link">A. Perfil Informático<text:tab/>6</text:a></text:p>
          <text:p text:style-name="P9"><text:a xlink:type="simple" xlink:href="#__RefHeading___Toc16687_2480176930" text:style-name="Index_20_Link" text:visited-style-name="Index_20_Link">0. Introdución<text:tab/>6</text:a></text:p>
          <text:p text:style-name="P9"><text:a xlink:type="simple" xlink:href="#__RefHeading___Toc16689_2480176930" text:style-name="Index_20_Link" text:visited-style-name="Index_20_Link">1. Redes Seguras<text:tab/>6</text:a></text:p>
          <text:p text:style-name="P9"><text:a xlink:type="simple" xlink:href="#__RefHeading___Toc16691_2480176930" text:style-name="Index_20_Link" text:visited-style-name="Index_20_Link">2. Criptografía<text:tab/>6</text:a></text:p>
          <text:p text:style-name="P9"><text:a xlink:type="simple" xlink:href="#__RefHeading___Toc16693_2480176930" text:style-name="Index_20_Link" text:visited-style-name="Index_20_Link">3. Vulnerabilidades<text:tab/>6</text:a></text:p>
          <text:p text:style-name="P9"><text:a xlink:type="simple" xlink:href="#__RefHeading___Toc16695_2480176930" text:style-name="Index_20_Link" text:visited-style-name="Index_20_Link">4. Intelixencia Artificial (IA)<text:tab/>7</text:a></text:p>
          <text:p text:style-name="P9"><text:a xlink:type="simple" xlink:href="#__RefHeading___Toc16697_2480176930" text:style-name="Index_20_Link" text:visited-style-name="Index_20_Link">5. Formación<text:tab/>7</text:a></text:p>
          <text:p text:style-name="P8"><text:a xlink:type="simple" xlink:href="#__RefHeading___Toc16699_2480176930" text:style-name="Index_20_Link" text:visited-style-name="Index_20_Link">B. Perfil Non Informático<text:tab/>7</text:a></text:p>
          <text:p text:style-name="P9"><text:a xlink:type="simple" xlink:href="#__RefHeading___Toc16701_2480176930" text:style-name="Index_20_Link" text:visited-style-name="Index_20_Link">0. Introdución<text:tab/>7</text:a></text:p>
          <text:p text:style-name="P9"><text:a xlink:type="simple" xlink:href="#__RefHeading___Toc16703_2480176930" text:style-name="Index_20_Link" text:visited-style-name="Index_20_Link">1. Seguridade básica en dispositivos e contas<text:tab/>8</text:a></text:p>
          <text:p text:style-name="P9"><text:a xlink:type="simple" xlink:href="#__RefHeading___Toc16705_2480176930" text:style-name="Index_20_Link" text:visited-style-name="Index_20_Link">2. Protección de datos e responsabilidade profesional<text:tab/>8</text:a></text:p>
          <text:p text:style-name="P9"><text:a xlink:type="simple" xlink:href="#__RefHeading___Toc16707_2480176930" text:style-name="Index_20_Link" text:visited-style-name="Index_20_Link">3. Comunicación dixital segura no ámbito laboral<text:tab/>8</text:a></text:p>
          <text:p text:style-name="P9"><text:a xlink:type="simple" xlink:href="#__RefHeading___Toc16709_2480176930" text:style-name="Index_20_Link" text:visited-style-name="Index_20_Link">4. Intelixencia Artificial aplicada ao traballo<text:tab/>8</text:a></text:p>
          <text:p text:style-name="P9"><text:a xlink:type="simple" xlink:href="#__RefHeading___Toc16711_2480176930" text:style-name="Index_20_Link" text:visited-style-name="Index_20_Link">5. Formación<text:tab/>9</text:a></text:p>
          <text:p text:style-name="P8"><text:a xlink:type="simple" xlink:href="#__RefHeading___Toc16713_2480176930" text:style-name="Index_20_Link" text:visited-style-name="Index_20_Link">6. Persoal Docente<text:tab/>9</text:a></text:p>
          <text:p text:style-name="P9"><text:a xlink:type="simple" xlink:href="#__RefHeading___Toc16715_2480176930" text:style-name="Index_20_Link" text:visited-style-name="Index_20_Link">0. Introdución<text:tab/>9</text:a></text:p>
          <text:p text:style-name="P9"><text:a xlink:type="simple" xlink:href="#__RefHeading___Toc16717_2480176930" text:style-name="Index_20_Link" text:visited-style-name="Index_20_Link">1. Protección de datos<text:tab/>9</text:a></text:p>
          <text:p text:style-name="P9"><text:a xlink:type="simple" xlink:href="#__RefHeading___Toc16719_2480176930" text:style-name="Index_20_Link" text:visited-style-name="Index_20_Link">2. Uso seguro de plataformas<text:tab/>9</text:a></text:p>
          <text:p text:style-name="P9"><text:a xlink:type="simple" xlink:href="#__RefHeading___Toc16721_2480176930" text:style-name="Index_20_Link" text:visited-style-name="Index_20_Link">3. Comunicación e privacidade<text:tab/>10</text:a></text:p>
          <text:p text:style-name="P9"><text:a xlink:type="simple" xlink:href="#__RefHeading___Toc16723_2480176930" text:style-name="Index_20_Link" text:visited-style-name="Index_20_Link">4. Intelixencia Artificial (IA)<text:tab/>10</text:a></text:p>
          <text:p text:style-name="P9"><text:a xlink:type="simple" xlink:href="#__RefHeading___Toc16725_2480176930" text:style-name="Index_20_Link" text:visited-style-name="Index_20_Link">5. Formación<text:tab/>10</text:a></text:p>
          <text:p text:style-name="P8"><text:a xlink:type="simple" xlink:href="#__RefHeading___Toc16727_2480176930" text:style-name="Index_20_Link" text:visited-style-name="Index_20_Link">7. Persoal Non Docente<text:tab/>11</text:a></text:p>
          <text:p text:style-name="P9"><text:a xlink:type="simple" xlink:href="#__RefHeading___Toc16729_2480176930" text:style-name="Index_20_Link" text:visited-style-name="Index_20_Link">0. Introdución<text:tab/>11</text:a></text:p>
          <text:p text:style-name="P9"><text:a xlink:type="simple" xlink:href="#__RefHeading___Toc16731_2480176930" text:style-name="Index_20_Link" text:visited-style-name="Index_20_Link">1. Datos administrativos<text:tab/>11</text:a></text:p>
          <text:p text:style-name="P9"><text:a xlink:type="simple" xlink:href="#__RefHeading___Toc16733_2480176930" text:style-name="Index_20_Link" text:visited-style-name="Index_20_Link">2. Boas prácticas segundo perfil<text:tab/>11</text:a></text:p>
          <text:p text:style-name="P9"><text:a xlink:type="simple" xlink:href="#__RefHeading___Toc16735_2480176930" text:style-name="Index_20_Link" text:visited-style-name="Index_20_Link">3. Seguridade en equipos dixitais<text:tab/>12</text:a></text:p>
          <text:p text:style-name="P9"><text:a xlink:type="simple" xlink:href="#__RefHeading___Toc16737_2480176930" text:style-name="Index_20_Link" text:visited-style-name="Index_20_Link">4. Intelixencia Artificial (IA)<text:tab/>12</text:a></text:p>
          <text:p text:style-name="P9"><text:a xlink:type="simple" xlink:href="#__RefHeading___Toc16739_2480176930" text:style-name="Index_20_Link" text:visited-style-name="Index_20_Link">5. Formación<text:tab/>12</text:a></text:p>
        </text:index-body>
      </text:table-of-content>
      <text:p text:style-name="P2"/>
      <text:h text:style-name="P10" text:outline-level="2"><text:bookmark-start text:name="__RefHeading___Toc16663_2480176930"/>1. Introdución<text:bookmark-end text:name="__RefHeading___Toc16663_2480176930"/></text:h>
      <text:p text:style-name="Text_20_body"/>
      <text:p text:style-name="P11">O uso de Internet, redes sociais e ferramentas dixitais é habitual entre estudantes e persoal do centro, pero tamén conleva riscos para a privacidade, seguridade e responsabilidade profesional. Este plan ten como obxectivo <text:span text:style-name="Strong_20_Emphasis">concienciar e formar</text:span> a todos os actores do instituto, garantindo un uso seguro, responsable e ético das tecnoloxías dixitais e da Intelixencia Artificial (IA).</text:p>
      <text:p text:style-name="P11"/>
      <text:p text:style-name="P12"/>
      <text:p text:style-name="P13"/>
      <text:h text:style-name="P14" text:outline-level="2"><text:bookmark-start text:name="__RefHeading___Toc16665_2480176930"/>2. Segmentación do centro e necesidades<text:bookmark-end text:name="__RefHeading___Toc16665_2480176930"/></text:h>
      <text:p text:style-name="P13"/>
      <table:table table:name="Táboa1" table:style-name="Táboa1">
        <table:table-column table:style-name="Táboa1.A"/>
        <table:table-column table:style-name="Táboa1.B"/>
        <table:table-column table:style-name="Táboa1.C"/>
        <table:table-header-rows>
          <table:table-row>
            <table:table-cell table:style-name="Táboa1.A1" table:number-columns-spanned="2" office:value-type="string">
              <text:p text:style-name="Table_20_Heading">Rol</text:p>
            </table:table-cell>
            <table:covered-table-cell/>
            <table:table-cell table:style-name="Táboa1.A1" office:value-type="string">
              <text:p text:style-name="Table_20_Heading">Necesidades de formación e sensibilización</text:p>
            </table:table-cell>
          </table:table-row>
        </table:table-header-rows>
        <table:table-row>
          <table:table-cell table:style-name="Táboa1.A1" table:number-columns-spanned="2" office:value-type="string">
            <text:p text:style-name="Table_20_Contents">Alumnado ESO / Bacharelato</text:p>
          </table:table-cell>
          <table:covered-table-cell/>
          <table:table-cell table:style-name="Táboa1.A1" office:value-type="string">
            <text:p text:style-name="Table_20_Contents">Hábitos básicos</text:p>
          </table:table-cell>
        </table:table-row>
        <table:table-row>
          <table:table-cell table:style-name="Táboa1.A1" table:number-rows-spanned="2" office:value-type="string">
            <text:p text:style-name="Table_20_Contents">Alumnado Ciclos</text:p>
          </table:table-cell>
          <table:table-cell table:style-name="Táboa1.A1" office:value-type="string">
            <text:p text:style-name="P15">Informáticos</text:p>
          </table:table-cell>
          <table:table-cell table:style-name="Táboa1.A1" office:value-type="string">
            <text:p text:style-name="Table_20_Contents">Seguridad técnica avanzada</text:p>
          </table:table-cell>
        </table:table-row>
        <table:table-row>
          <table:covered-table-cell table:style-name="Táboa1.A1"/>
          <table:table-cell table:style-name="Táboa1.A1" office:value-type="string">
            <text:p text:style-name="P15">Non Informáticos</text:p>
          </table:table-cell>
          <table:table-cell table:style-name="Táboa1.A1" office:value-type="string">
            <text:p text:style-name="Table_20_Contents">Boas prácticas dixitais</text:p>
          </table:table-cell>
        </table:table-row>
        <table:table-row>
          <table:table-cell table:style-name="Táboa1.A1" table:number-columns-spanned="2" office:value-type="string">
            <text:p text:style-name="Table_20_Contents">Persoal Docente</text:p>
          </table:table-cell>
          <table:covered-table-cell/>
          <table:table-cell table:style-name="Táboa1.A1" office:value-type="string">
            <text:p text:style-name="Table_20_Contents">Protección de datos, uso seguro de plataformas</text:p>
          </table:table-cell>
        </table:table-row>
        <table:table-row>
          <table:table-cell table:style-name="Táboa1.A1" table:number-columns-spanned="2" office:value-type="string">
            <text:p text:style-name="Table_20_Contents">Persoal Non Docente</text:p>
          </table:table-cell>
          <table:covered-table-cell/>
          <table:table-cell table:style-name="Táboa1.A1" office:value-type="string">
            <text:p text:style-name="Table_20_Contents">Seguridade administrativa, protección de datos</text:p>
          </table:table-cell>
        </table:table-row>
      </table:table>
      <text:p text:style-name="P12"/>
      <text:p text:style-name="P13"/>
      <text:h text:style-name="P14" text:outline-level="2"><text:bookmark-start text:name="__RefHeading___Toc16667_2480176930"/>3. Alumnado ESO / Bacharelato<text:bookmark-end text:name="__RefHeading___Toc16667_2480176930"/></text:h>
      <text:p text:style-name="P13"/>
      <text:p text:style-name="P11"><text:span text:style-name="Strong_20_Emphasis">Módulos:</text:span> Identidade dixital; Comunicación segura; Ciberacoso; Contrasinais; Redes sociais; Intelixencia Artificial</text:p>
      <text:p text:style-name="P11"/>
      <text:h text:style-name="P16" text:outline-level="3"><text:bookmark-start text:name="__RefHeading___Toc16669_2480176930"/>0. Introdución<text:bookmark-end text:name="__RefHeading___Toc16669_2480176930"/></text:h>
      <text:p text:style-name="P11">O uso de Internet e das redes sociais é habitual entre adolescentes, pero tamén conleva riscos para a privacidade e a seguridade. Aprender a navegar de forma segura e responsable é esencial.</text:p>
      <text:p text:style-name="P11"/>
      <text:h text:style-name="P16" text:outline-level="3"><text:bookmark-start text:name="__RefHeading___Toc16671_2480176930"/>1. Identidade dixital<text:bookmark-end text:name="__RefHeading___Toc16671_2480176930"/></text:h>
      <text:p text:style-name="P11">Información que compartimos en liña (fotos, comentarios, gustos…). Coidala significa pensar antes de publicar, protexer a privacidade e manter unha boa reputación.</text:p>
      <text:p text:style-name="P11"><text:soft-page-break/>Recomendacións:</text:p>
      <text:list text:style-name="L1">
        <text:list-item>
          <text:p text:style-name="P17">Comparte só a información necesaria.</text:p>
        </text:list-item>
        <text:list-item>
          <text:p text:style-name="P17">Configura a privacidade nas redes sociais.</text:p>
        </text:list-item>
        <text:list-item>
          <text:p text:style-name="P17">Evita publicar datos persoais sensibles.</text:p>
        </text:list-item>
        <text:list-item>
          <text:p text:style-name="P17">Revisa e elimina o que non queiras manter en liña.</text:p>
          <text:p text:style-name="P17"/>
        </text:list-item>
      </text:list>
      <text:h text:style-name="P18" text:outline-level="3"><text:bookmark-start text:name="__RefHeading___Toc16677_2480176930"/><text:span text:style-name="T2">2</text:span>. Contrasinais fortes<text:bookmark-end text:name="__RefHeading___Toc16677_2480176930"/></text:h>
      <text:p text:style-name="P19">Primeira barreira de protección.</text:p>
      <text:p text:style-name="P19">Boas prácticas:</text:p>
      <text:list text:continue-numbering="true" text:style-name="L1">
        <text:list-item>
          <text:p text:style-name="P17">Combinar letras, números e símbolos.</text:p>
        </text:list-item>
        <text:list-item>
          <text:p text:style-name="P17">Cambiar periodicamente e non compartir.</text:p>
        </text:list-item>
        <text:list-item>
          <text:p text:style-name="P17">Activar verificación en dous pasos cando sexa posible.</text:p>
          <text:p text:style-name="P17"/>
        </text:list-item>
      </text:list>
      <text:h text:style-name="P18" text:outline-level="3"><text:bookmark-start text:name="__RefHeading___Toc29217_2480176930"/><text:span text:style-name="T2">3</text:span>. Comunicación segura<text:bookmark-end text:name="__RefHeading___Toc29217_2480176930"/></text:h>
      <text:p text:style-name="P11">Detráis de cada pantalla hai persoas; a comunicación debe ser respectuosa.</text:p>
      <text:p text:style-name="P11">Consellos:</text:p>
      <text:list text:style-name="L2">
        <text:list-item>
          <text:p text:style-name="P20">Non responder a mensaxes sospeitosas.</text:p>
        </text:list-item>
        <text:list-item>
          <text:p text:style-name="P20">Non compartir contido íntimo ou persoal.</text:p>
        </text:list-item>
        <text:list-item>
          <text:p text:style-name="P20">Informar a adultos ou profesores se hai mensaxes ameazantes.</text:p>
          <text:p text:style-name="P20"/>
        </text:list-item>
      </text:list>
      <text:h text:style-name="P16" text:outline-level="3"><text:bookmark-start text:name="__RefHeading___Toc16675_2480176930"/><text:span text:style-name="T2">4</text:span>. Ciberacoso<text:bookmark-end text:name="__RefHeading___Toc16675_2480176930"/></text:h>
      <text:p text:style-name="P21">Acoso a través de medios dixitais.</text:p>
      <text:p text:style-name="P21">Lembra que detráis de cada mensaxe hai persoas; o acoso dixital afecta directamente a outras persoas. </text:p>
      <text:p text:style-name="P21">Como actuar:</text:p>
      <text:list text:style-name="L3">
        <text:list-item>
          <text:p text:style-name="P22">Non participar nin responder.</text:p>
        </text:list-item>
        <text:list-item>
          <text:p text:style-name="P22">Gardar probas.</text:p>
        </text:list-item>
        <text:list-item>
          <text:p text:style-name="P22">Bloquear ao agresor.</text:p>
        </text:list-item>
        <text:list-item>
          <text:p text:style-name="P22">Informar a un adulto ou autoridade.</text:p>
        </text:list-item>
      </text:list>
      <text:h text:style-name="P16" text:outline-level="3"><text:soft-page-break/></text:h>
      <text:h text:style-name="P16" text:outline-level="3"><text:bookmark-start text:name="__RefHeading___Toc16679_2480176930"/>5. Redes sociais<text:bookmark-end text:name="__RefHeading___Toc16679_2480176930"/></text:h>
      <text:p text:style-name="P11">Permiten comunicarse e aprender, pero poden supoñer riscos.</text:p>
      <text:p text:style-name="P11">Recomendacións:</text:p>
      <text:list text:continue-numbering="true" text:style-name="L3">
        <text:list-item>
          <text:p text:style-name="P22">Configura a privacidade.</text:p>
        </text:list-item>
        <text:list-item>
          <text:p text:style-name="P22">Non aceptar descoñecidos.</text:p>
        </text:list-item>
        <text:list-item>
          <text:p text:style-name="P22">Pensar antes de publicar ou compartir localización.</text:p>
        </text:list-item>
        <text:list-item>
          <text:p text:style-name="P22">Denunciar contido inapropiado.</text:p>
          <text:p text:style-name="P22"/>
        </text:list-item>
      </text:list>
      <text:h text:style-name="P16" text:outline-level="3"><text:bookmark-start text:name="__RefHeading___Toc16681_2480176930"/>6. Intelixencia Artificial (IA)<text:bookmark-end text:name="__RefHeading___Toc16681_2480176930"/></text:h>
      <text:p text:style-name="P11">Ferramentas de IA poden apoiar os estudos ou crear contido, pero hai riscos de desinformación, plaxio ou exposición a contido inadecuado.</text:p>
      <text:p text:style-name="P11">Recomendacións:</text:p>
      <text:list text:continue-numbering="true" text:style-name="L3">
        <text:list-item>
          <text:p text:style-name="P22">Non compartir datos persoais con IA sen autorización.</text:p>
        </text:list-item>
        <text:list-item>
          <text:p text:style-name="P22">Verificar sempre a información xerada.</text:p>
        </text:list-item>
        <text:list-item>
          <text:p text:style-name="P22">Non copiar textos da IA como propios.</text:p>
        </text:list-item>
        <text:list-item>
          <text:p text:style-name="P22">Usar a IA como apoio, non como substituto do pensamento crítico.</text:p>
          <text:p text:style-name="P22"/>
        </text:list-item>
      </text:list>
      <text:h text:style-name="P16" text:outline-level="3"><text:bookmark-start text:name="__RefHeading___Toc16683_2480176930"/>7. Formación<text:bookmark-end text:name="__RefHeading___Toc16683_2480176930"/></text:h>
      <text:list text:style-name="L4">
        <text:list-item>
          <text:p text:style-name="P23"><text:span text:style-name="Strong_20_Emphasis">Formación teórica:</text:span> Sesións expositivas sobre todos os módulos.</text:p>
        </text:list-item>
        <text:list-item>
          <text:p text:style-name="P23"><text:span text:style-name="Strong_20_Emphasis">Formación práctica:</text:span> Talleres de creación de contrasinais, simulacións de phishing, configuración de privacidade en redes sociais, actividades de uso responsable de IA.</text:p>
        </text:list-item>
        <text:list-item>
          <text:p text:style-name="P23"><text:span text:style-name="Strong_20_Emphasis">Metodoloxía:</text:span> 6 sesións de 45 min; combinación de teoría, talleres e debates.</text:p>
        </text:list-item>
        <text:list-item>
          <text:p text:style-name="P23"><text:span text:style-name="Strong_20_Emphasis">Seguimento / Avaliación:</text:span> Cuestionarios en liña, exercicios prácticos, reflexión escrita ou debate final sobre aplicación dos coñecementos.</text:p>
          <text:p text:style-name="P23"/>
        </text:list-item>
      </text:list>
      <text:p text:style-name="P12"/>
      <text:p text:style-name="P13"/>
      <text:h text:style-name="P24" text:outline-level="2"><text:bookmark-start text:name="__RefHeading___Toc16685_2480176930"/><text:soft-page-break/>4. Alumnado Ciclos <text:bookmark-end text:name="__RefHeading___Toc16685_2480176930"/></text:h>
      <text:h text:style-name="P24" text:outline-level="2"/>
      <text:h text:style-name="P24" text:outline-level="2"><text:bookmark-start text:name="__RefHeading___Toc29219_2480176930"/><text:span text:style-name="T2">A. </text:span>Perfil Informático<text:bookmark-end text:name="__RefHeading___Toc29219_2480176930"/></text:h>
      <text:p text:style-name="P13"/>
      <text:p text:style-name="P11"><text:span text:style-name="Strong_20_Emphasis">Módulos:</text:span> Redes Seguras; Criptografía; Vulnerabilidades; Intelixencia Artificial</text:p>
      <text:p text:style-name="P11"/>
      <text:h text:style-name="P16" text:outline-level="3"><text:bookmark-start text:name="__RefHeading___Toc16687_2480176930"/>0. Introdución<text:bookmark-end text:name="__RefHeading___Toc16687_2480176930"/></text:h>
      <text:p text:style-name="P11">Os estudantes destes ciclos xa coñecen medidas básicas de seguridade; nesta etapa aprenderán a deseñar e xestionar sistemas seguros e a usar IA de forma responsable.</text:p>
      <text:p text:style-name="P11"/>
      <text:h text:style-name="P16" text:outline-level="3"><text:bookmark-start text:name="__RefHeading___Toc16689_2480176930"/>1. Redes Seguras<text:bookmark-end text:name="__RefHeading___Toc16689_2480176930"/></text:h>
      <text:p text:style-name="P11">Garantir confidencialidade, integridade e dispoñibilidade da información.</text:p>
      <text:p text:style-name="P11">Boas prácticas:</text:p>
      <text:list text:style-name="L5">
        <text:list-item>
          <text:p text:style-name="P25">Segmentar redes e controlar accesos.</text:p>
        </text:list-item>
        <text:list-item>
          <text:p text:style-name="P25">Usar cifrado e VPN.</text:p>
        </text:list-item>
        <text:list-item>
          <text:p text:style-name="P25">Actualizar software e revisar configuracións.</text:p>
        </text:list-item>
      </text:list>
      <text:list text:style-name="L6">
        <text:list-header>
          <text:p text:style-name="P26"/>
        </text:list-header>
      </text:list>
      <text:h text:style-name="P16" text:outline-level="3"><text:bookmark-start text:name="__RefHeading___Toc16691_2480176930"/>2. Criptografía<text:bookmark-end text:name="__RefHeading___Toc16691_2480176930"/></text:h>
      <text:p text:style-name="P11">Protexe a información mediante técnicas matemáticas.</text:p>
      <text:p text:style-name="P11">Aplicacións: sinaturas dixitais, certificados, protocolos seguros.</text:p>
      <text:p text:style-name="P11">Recomendacións:</text:p>
      <text:list text:style-name="L7">
        <text:list-item>
          <text:p text:style-name="P27">Usar cifrado adecuado segundo a sensibilidade da información.</text:p>
        </text:list-item>
        <text:list-item>
          <text:p text:style-name="P27">Xestionar e almacenar claves de forma segura.</text:p>
        </text:list-item>
      </text:list>
      <text:list text:style-name="L8">
        <text:list-header>
          <text:p text:style-name="P28"/>
        </text:list-header>
      </text:list>
      <text:h text:style-name="P16" text:outline-level="3"><text:bookmark-start text:name="__RefHeading___Toc16693_2480176930"/>3. Vulnerabilidades<text:bookmark-end text:name="__RefHeading___Toc16693_2480176930"/></text:h>
      <text:p text:style-name="P11">Debilidades que poden ser explotadas por atacantes.</text:p>
      <text:p text:style-name="P11">Como actuar:</text:p>
      <text:list text:style-name="L9">
        <text:list-item>
          <text:p text:style-name="P29">Identificar e avaliar vulnerabilidades.</text:p>
        </text:list-item>
        <text:list-item>
          <text:p text:style-name="P29"><text:soft-page-break/>Corrixir ou mitigar riscos e documentar os cambios.</text:p>
        </text:list-item>
        <text:list-item>
          <text:p text:style-name="P29">Realizar probas de penetración para comprobar seguridade.</text:p>
        </text:list-item>
      </text:list>
      <text:list text:style-name="L10">
        <text:list-header>
          <text:p text:style-name="P30"/>
        </text:list-header>
      </text:list>
      <text:h text:style-name="P16" text:outline-level="3"><text:bookmark-start text:name="__RefHeading___Toc16695_2480176930"/>4. Intelixencia Artificial (IA)<text:bookmark-end text:name="__RefHeading___Toc16695_2480176930"/></text:h>
      <text:p text:style-name="P11">A IA pode optimizar sistemas, automatizar detección de ataques ou analizar datos, pero tamén se pode usar para phishing, deepfakes ou ataques automatizados.</text:p>
      <text:p text:style-name="P11">Boas prácticas:</text:p>
      <text:list text:style-name="L11">
        <text:list-item>
          <text:p text:style-name="P31">Avaliar algoritmos antes de aplicalos.</text:p>
        </text:list-item>
        <text:list-item>
          <text:p text:style-name="P31">Non depender da IA para decisións críticas sen supervisión.</text:p>
        </text:list-item>
        <text:list-item>
          <text:p text:style-name="P31">Revisar datos e resultados para evitar erros ou sesgos.</text:p>
        </text:list-item>
      </text:list>
      <text:list text:style-name="L12">
        <text:list-header>
          <text:p text:style-name="P32"/>
        </text:list-header>
      </text:list>
      <text:h text:style-name="P16" text:outline-level="3"><text:bookmark-start text:name="__RefHeading___Toc16697_2480176930"/>5. Formación<text:bookmark-end text:name="__RefHeading___Toc16697_2480176930"/></text:h>
      <text:p text:style-name="P19"><text:span text:style-name="Strong_20_Emphasis">Formación</text:span></text:p>
      <text:list text:style-name="L13">
        <text:list-item>
          <text:p text:style-name="P33"><text:span text:style-name="Strong_20_Emphasis"><text:span text:style-name="T2">T</text:span></text:span><text:span text:style-name="Strong_20_Emphasis">eórica:</text:span> Sesións expositivas sobre redes, criptografía, vulnerabilidades e IA.</text:p>
        </text:list-item>
        <text:list-item>
          <text:p text:style-name="P34"><text:span text:style-name="Strong_20_Emphasis"><text:span text:style-name="T2">P</text:span></text:span><text:span text:style-name="Strong_20_Emphasis">ráctica:</text:span> Laboratorios de redes, implementación de cifrado, auditorías simuladas, avaliación de algoritmos de IA.</text:p>
        </text:list-item>
      </text:list>
      <text:p text:style-name="P11"><text:span text:style-name="Strong_20_Emphasis">Metodoloxía:</text:span> 8 sesións de 90 min; teoría e laboratorio.</text:p>
      <text:p text:style-name="P11"><text:span text:style-name="Strong_20_Emphasis">Seguimento / Avaliación:</text:span> Proxectos prácticos, informes de laboratorio e autoavaliación.</text:p>
      <text:list text:continue-numbering="true" text:style-name="L13">
        <text:list-header>
          <text:p text:style-name="P34"/>
        </text:list-header>
      </text:list>
      <text:p text:style-name="P12"/>
      <text:p text:style-name="P13"/>
      <text:h text:style-name="P14" text:outline-level="2"><text:bookmark-start text:name="__RefHeading___Toc16699_2480176930"/><text:span text:style-name="T2">B. </text:span>Perfil Non Informático<text:bookmark-end text:name="__RefHeading___Toc16699_2480176930"/></text:h>
      <text:p text:style-name="P13"/>
      <text:p text:style-name="P11"><text:span text:style-name="Strong_20_Emphasis">Módulos:</text:span> Uso seguro de dispositivos e datos; Intelixencia Artificial</text:p>
      <text:p text:style-name="P11"/>
      <text:h text:style-name="P16" text:outline-level="3"><text:bookmark-start text:name="__RefHeading___Toc16701_2480176930"/>0. Introdución<text:bookmark-end text:name="__RefHeading___Toc16701_2480176930"/></text:h>
      <text:p text:style-name="P11">No contorno profesional é imprescindible protexer a información, garantir a confidencialidade e utilizar ferramentas dixitais con rigor.</text:p>
      <text:p text:style-name="P11"/>
      <text:h text:style-name="P16" text:outline-level="3"><text:bookmark-start text:name="__RefHeading___Toc16703_2480176930"/><text:soft-page-break/>1. Seguridade básica en dispositivos e contas<text:bookmark-end text:name="__RefHeading___Toc16703_2480176930"/></text:h>
      <text:p text:style-name="P11">Boas prácticas esenciais para o uso profesional de equipos e servizos en liña:</text:p>
      <text:list text:style-name="L14">
        <text:list-item>
          <text:p text:style-name="P35">Manter sistemas e aplicacións actualizados.</text:p>
        </text:list-item>
        <text:list-item>
          <text:p text:style-name="P35">Usar contrasinais fortes, bloqueos de pantalla e autenticación en dous pasos.</text:p>
        </text:list-item>
        <text:list-item>
          <text:p text:style-name="P35">Evitar Wi-Fi públicas e dispositivos externos non controlados.</text:p>
        </text:list-item>
        <text:list-item>
          <text:p text:style-name="P35">Realizar copias de seguridade periódicas de traballos e documentación.</text:p>
        </text:list-item>
      </text:list>
      <text:list text:style-name="L15">
        <text:list-header>
          <text:p text:style-name="P36"/>
        </text:list-header>
      </text:list>
      <text:h text:style-name="P16" text:outline-level="3"><text:bookmark-start text:name="__RefHeading___Toc16705_2480176930"/>2. Protección de datos e responsabilidade profesional<text:bookmark-end text:name="__RefHeading___Toc16705_2480176930"/></text:h>
      <text:p text:style-name="P11">Conceptos fundamentais de privacidade aplicados ao ámbito empresarial:</text:p>
      <text:list text:style-name="L16">
        <text:list-item>
          <text:p text:style-name="P37">Tratar só datos necesarios para o servizo ou tarefa.</text:p>
        </text:list-item>
        <text:list-item>
          <text:p text:style-name="P37">Garantir confidencialidade, integridade e seguridade na súa xestión.</text:p>
        </text:list-item>
        <text:list-item>
          <text:p text:style-name="P37">Eliminar ou anonimizar datos cando xa non sexan precisos.</text:p>
        </text:list-item>
        <text:list-item>
          <text:p text:style-name="P37">Informar de maneira transparente sobre o uso dos datos cando proceda.</text:p>
        </text:list-item>
        <text:list-item>
          <text:p text:style-name="P37">Comprender obrigas legais básicas (LOPDGDD, RGPD a nivel introdución).</text:p>
        </text:list-item>
      </text:list>
      <text:list text:style-name="L17">
        <text:list-header>
          <text:p text:style-name="P38"/>
        </text:list-header>
      </text:list>
      <text:h text:style-name="P16" text:outline-level="3"><text:bookmark-start text:name="__RefHeading___Toc16707_2480176930"/>3. Comunicación dixital segura no ámbito laboral<text:bookmark-end text:name="__RefHeading___Toc16707_2480176930"/></text:h>
      <text:p text:style-name="P11">Boas practicas:</text:p>
      <text:list text:style-name="L18">
        <text:list-item>
          <text:p text:style-name="P39">Verificar remitentes e evitar abrir ligazóns ou arquivos sospeitosos.</text:p>
        </text:list-item>
        <text:list-item>
          <text:p text:style-name="P39">Non compartir contrasinais ou información sensible por mensaxes non seguras.</text:p>
        </text:list-item>
        <text:list-item>
          <text:p text:style-name="P39">Protexer a privacidade das ferramentas colaborativas (Drive, Teams, etc.).</text:p>
        </text:list-item>
        <text:list-item>
          <text:p text:style-name="P39">Manexar con prudencia redes sociais ou mensaxería cando se represente á empresa.</text:p>
        </text:list-item>
      </text:list>
      <text:list text:style-name="L19">
        <text:list-header>
          <text:p text:style-name="P40"/>
        </text:list-header>
      </text:list>
      <text:h text:style-name="P16" text:outline-level="3"><text:bookmark-start text:name="__RefHeading___Toc16709_2480176930"/>4. Intelixencia Artificial aplicada ao traballo<text:bookmark-end text:name="__RefHeading___Toc16709_2480176930"/></text:h>
      <text:p text:style-name="P11">Ferramentas de IA poden axudar a xestionar citas ou crear contido, pero hai riscos sobre privacidade e fiabilidade.</text:p>
      <text:p text:style-name="P11">Consellos:</text:p>
      <text:list text:style-name="L20">
        <text:list-item>
          <text:p text:style-name="P41">Non introducir información sensible de clientes, datos persoais ou documentación interna en plataformas de IA abertas.</text:p>
        </text:list-item>
        <text:list-item>
          <text:p text:style-name="P41">Validar sempre as respostas; a IA pode xerar erro, sesgo ou contido inventado.</text:p>
        </text:list-item>
        <text:list-item>
          <text:p text:style-name="P41"><text:soft-page-break/>Empregar a IA como apoio para mellorar produtividade, non para substituír o criterio profesional nin as obrigas éticas.</text:p>
        </text:list-item>
      </text:list>
      <text:list text:style-name="L21">
        <text:list-header>
          <text:p text:style-name="P42"/>
        </text:list-header>
      </text:list>
      <text:h text:style-name="P16" text:outline-level="3"><text:bookmark-start text:name="__RefHeading___Toc16711_2480176930"/>5. Formación<text:bookmark-end text:name="__RefHeading___Toc16711_2480176930"/></text:h>
      <text:p text:style-name="P43"><text:span text:style-name="Strong_20_Emphasis">Formación</text:span></text:p>
      <text:list text:style-name="L22">
        <text:list-item>
          <text:p text:style-name="P44"><text:span text:style-name="Strong_20_Emphasis"><text:span text:style-name="T3">T</text:span></text:span><text:span text:style-name="Strong_20_Emphasis">eórica:</text:span> Sesións expositivas sobre todos os módulos.</text:p>
        </text:list-item>
        <text:list-item>
          <text:p text:style-name="P45"><text:span text:style-name="Strong_20_Emphasis"><text:span text:style-name="T3">P</text:span></text:span><text:span text:style-name="Strong_20_Emphasis">ráctica:</text:span> Casos de estudo, simulación de incidentes, exercicios de uso seguro de dispositivos e IA.</text:p>
        </text:list-item>
      </text:list>
      <text:p text:style-name="P11"><text:span text:style-name="Strong_20_Emphasis">Metodoloxía:</text:span> 5 sesións de 60 min; combinación de teoría e práctica.</text:p>
      <text:p text:style-name="P11"><text:span text:style-name="Strong_20_Emphasis">Seguimento / Avaliación:</text:span> Cuestionarios, exercicios prácticos e reflexión sobre boas prácticas.</text:p>
      <text:p text:style-name="P11"/>
      <text:p text:style-name="P12"/>
      <text:p text:style-name="Text_20_body"/>
      <text:h text:style-name="P14" text:outline-level="2"><text:bookmark-start text:name="__RefHeading___Toc16713_2480176930"/>6. Persoal Docente<text:bookmark-end text:name="__RefHeading___Toc16713_2480176930"/></text:h>
      <text:p text:style-name="P13"/>
      <text:p text:style-name="P11"><text:span text:style-name="Strong_20_Emphasis">Módulos:</text:span> Protección de datos; Plataformas educativas; Intelixencia Artificial</text:p>
      <text:p text:style-name="P11"/>
      <text:h text:style-name="P16" text:outline-level="3"><text:bookmark-start text:name="__RefHeading___Toc16715_2480176930"/>0. Introdución<text:bookmark-end text:name="__RefHeading___Toc16715_2480176930"/></text:h>
      <text:p text:style-name="P11">O profesorado usa ferramentas dixitais e ten responsabilidade na protección de datos e no uso seguro das plataformas e da IA.</text:p>
      <text:p text:style-name="P11"/>
      <text:h text:style-name="P16" text:outline-level="3"><text:bookmark-start text:name="__RefHeading___Toc16717_2480176930"/>1. Protección de datos<text:bookmark-end text:name="__RefHeading___Toc16717_2480176930"/></text:h>
      <text:p text:style-name="P46">Boas prácticas:</text:p>
      <text:list text:style-name="L23">
        <text:list-item>
          <text:p text:style-name="P47">Confidencialidade, finalidade, minimización, seguridade e transparencia.</text:p>
        </text:list-item>
        <text:list-item>
          <text:p text:style-name="P47">Evitar compartir datos persoais en espazos públicos.</text:p>
        </text:list-item>
        <text:list-item>
          <text:p text:style-name="P47">Bloquear pantallas e eliminar documentos correctamente.</text:p>
        </text:list-item>
      </text:list>
      <text:p text:style-name="P11"/>
      <text:p text:style-name="P11"/>
      <text:h text:style-name="P16" text:outline-level="3"><text:bookmark-start text:name="__RefHeading___Toc16719_2480176930"/><text:soft-page-break/>2. Uso seguro de plataformas<text:bookmark-end text:name="__RefHeading___Toc16719_2480176930"/></text:h>
      <text:p text:style-name="P46">Boas prácticas:</text:p>
      <text:list text:style-name="L24">
        <text:list-item>
          <text:p text:style-name="P48">Acceder desde dispositivos e redes seguras.</text:p>
        </text:list-item>
        <text:list-item>
          <text:p text:style-name="P48">Non compartir contrasinais.</text:p>
        </text:list-item>
        <text:list-item>
          <text:p text:style-name="P48">Revisar configuracións e usar comunicación oficial.</text:p>
        </text:list-item>
      </text:list>
      <text:list text:style-name="L25">
        <text:list-header>
          <text:p text:style-name="P49"/>
        </text:list-header>
      </text:list>
      <text:h text:style-name="P16" text:outline-level="3"><text:bookmark-start text:name="__RefHeading___Toc16721_2480176930"/>3. Comunicación e privacidade<text:bookmark-end text:name="__RefHeading___Toc16721_2480176930"/></text:h>
      <text:p text:style-name="P46">Boas prácticas:</text:p>
      <text:list text:style-name="L26">
        <text:list-item>
          <text:p text:style-name="P50">Manter trato profesional.</text:p>
        </text:list-item>
        <text:list-item>
          <text:p text:style-name="P50">Non publicar imaxes do alumnado sen autorización.</text:p>
        </text:list-item>
        <text:list-item>
          <text:p text:style-name="P50">Supervisar espazos colaborativos.</text:p>
        </text:list-item>
      </text:list>
      <text:list text:style-name="L27">
        <text:list-header>
          <text:p text:style-name="P51"/>
        </text:list-header>
      </text:list>
      <text:h text:style-name="P16" text:outline-level="3"><text:bookmark-start text:name="__RefHeading___Toc16723_2480176930"/>4. Intelixencia Artificial (IA)<text:bookmark-end text:name="__RefHeading___Toc16723_2480176930"/></text:h>
      <text:p text:style-name="P11">A IA pode apoiar docencia, xeración de contido e planificación, pero hai riscos de plaxio, privacidade e sesgos.</text:p>
      <text:p text:style-name="P11">Boas prácticas:</text:p>
      <text:list text:style-name="L28">
        <text:list-item>
          <text:p text:style-name="P52">Non compartir datos do alumnado con ferramentas externas.</text:p>
        </text:list-item>
        <text:list-item>
          <text:p text:style-name="P52">Comprobar fiabilidade do contido xerado.</text:p>
        </text:list-item>
        <text:list-item>
          <text:p text:style-name="P52">Usar IA como apoio, non substituto do traballo pedagóxico.</text:p>
        </text:list-item>
      </text:list>
      <text:list text:style-name="L29">
        <text:list-header>
          <text:p text:style-name="P53"/>
        </text:list-header>
      </text:list>
      <text:h text:style-name="P16" text:outline-level="3"><text:bookmark-start text:name="__RefHeading___Toc16725_2480176930"/>5. Formación<text:bookmark-end text:name="__RefHeading___Toc16725_2480176930"/></text:h>
      <text:p text:style-name="P43"><text:span text:style-name="Strong_20_Emphasis">Formación</text:span></text:p>
      <text:list text:style-name="L30">
        <text:list-item>
          <text:p text:style-name="P54"><text:span text:style-name="Strong_20_Emphasis"><text:span text:style-name="T3">T</text:span></text:span><text:span text:style-name="Strong_20_Emphasis">eórica:</text:span> Sesións expositivas sobre protección de datos, plataformas educativas e ética no uso de IA.</text:p>
        </text:list-item>
        <text:list-item>
          <text:p text:style-name="P55"><text:span text:style-name="Strong_20_Emphasis"><text:span text:style-name="T3">P</text:span></text:span><text:span text:style-name="Strong_20_Emphasis">ráctica:</text:span> Talleres de configuración segura, manexo de contido do alumnado, creación de contido dixital ético.</text:p>
        </text:list-item>
      </text:list>
      <text:p text:style-name="P11"><text:span text:style-name="Strong_20_Emphasis">Metodoloxía:</text:span> 4 sesións de 2 h; presencial e en liña.</text:p>
      <text:p text:style-name="P11"><text:span text:style-name="Strong_20_Emphasis">Seguimento / Avaliación:</text:span> Test, exercicios prácticos e elaboración de plans de uso seguro de IA.</text:p>
      <text:p text:style-name="P11"/>
      <text:p text:style-name="P12"><text:soft-page-break/></text:p>
      <text:h text:style-name="P14" text:outline-level="2"/>
      <text:h text:style-name="P14" text:outline-level="2"><text:bookmark-start text:name="__RefHeading___Toc16727_2480176930"/>7. Persoal Non Docente<text:bookmark-end text:name="__RefHeading___Toc16727_2480176930"/></text:h>
      <text:p text:style-name="P13"/>
      <text:p text:style-name="P11"><text:span text:style-name="Strong_20_Emphasis">Módulos:</text:span> Xestión segura de datos administrativos; Intelixencia Artificial</text:p>
      <text:p text:style-name="P11"/>
      <text:h text:style-name="P16" text:outline-level="3"><text:bookmark-start text:name="__RefHeading___Toc16729_2480176930"/>0. Introdución<text:bookmark-end text:name="__RefHeading___Toc16729_2480176930"/></text:h>
      <text:p text:style-name="P11">O persoal non docente manexa información persoal e administrativa; a súa xestión segura garante privacidade e cumprimento normativo.</text:p>
      <text:p text:style-name="P11"/>
      <text:h text:style-name="P16" text:outline-level="3"><text:bookmark-start text:name="__RefHeading___Toc16731_2480176930"/>1. Datos administrativos<text:bookmark-end text:name="__RefHeading___Toc16731_2480176930"/></text:h>
      <text:list text:style-name="L31">
        <text:list-item>
          <text:p text:style-name="P56">Inclúen información de alumnado, profesorado, familias e persoal.</text:p>
        </text:list-item>
        <text:list-item>
          <text:p text:style-name="P56">Deben tratarse con confidencialidade.</text:p>
          <text:p text:style-name="P56"/>
        </text:list-item>
      </text:list>
      <text:h text:style-name="P16" text:outline-level="3"><text:bookmark-start text:name="__RefHeading___Toc16733_2480176930"/>2. Boas prácticas segundo perfil<text:bookmark-end text:name="__RefHeading___Toc16733_2480176930"/></text:h>
      <text:p text:style-name="P57">Administrativos</text:p>
      <text:list text:style-name="L32">
        <text:list-item>
          <text:p text:style-name="P58">Gardar documentos en lugares seguros ou cifrados.</text:p>
        </text:list-item>
        <text:list-item>
          <text:p text:style-name="P58">Bloquear ordenadores ao ausentarse.</text:p>
        </text:list-item>
        <text:list-item>
          <text:p text:style-name="P58">Non compartir contrasinais nin acceso a sistemas.</text:p>
        </text:list-item>
        <text:list-item>
          <text:p text:style-name="P58">Destruír documentos innecesarios mediante trituradora ou procedemento seguro.</text:p>
        </text:list-item>
      </text:list>
      <text:p text:style-name="P57">Conserxes</text:p>
      <text:list text:style-name="L33">
        <text:list-item>
          <text:p text:style-name="P59">Verificar identidade de persoas que soliciten información ou acceso ao centro.</text:p>
        </text:list-item>
        <text:list-item>
          <text:p text:style-name="P59">Custodiar correctamente chaves, rexistros e listados de entrada/saída.</text:p>
        </text:list-item>
        <text:list-item>
          <text:p text:style-name="P59">Non facilitar información sen autorización.</text:p>
        </text:list-item>
      </text:list>
      <text:p text:style-name="P57">Limpeza/Mantemento</text:p>
      <text:list text:style-name="L34">
        <text:list-item>
          <text:p text:style-name="P60">Respectar confidencialidade de documentos e equipos que se atopen en aulas ou despachos.</text:p>
        </text:list-item>
        <text:list-item>
          <text:p text:style-name="P60">Non manipular ordenadores, carpetas ou documentos con información persoal.</text:p>
        </text:list-item>
        <text:list-item>
          <text:p text:style-name="P60"><text:soft-page-break/>Comunicar inmediatamente ao responsable calquera documento extraviado ou información sensible.</text:p>
        </text:list-item>
      </text:list>
      <text:list text:style-name="L35">
        <text:list-header>
          <text:p text:style-name="P61"/>
        </text:list-header>
      </text:list>
      <text:h text:style-name="P16" text:outline-level="3"><text:bookmark-start text:name="__RefHeading___Toc16735_2480176930"/>3. Seguridade en equipos dixitais<text:bookmark-end text:name="__RefHeading___Toc16735_2480176930"/></text:h>
      <text:p text:style-name="P62">Boas prácticas:</text:p>
      <text:list text:style-name="L36">
        <text:list-item>
          <text:p text:style-name="P63">Usar só equipos autorizados.</text:p>
        </text:list-item>
        <text:list-item>
          <text:p text:style-name="P63">Non conectar USB persoais.</text:p>
        </text:list-item>
        <text:list-item>
          <text:p text:style-name="P63">Gardar arquivos en lugares seguros.</text:p>
        </text:list-item>
        <text:list-item>
          <text:p text:style-name="P63">Pechar sesión ao finalizar.</text:p>
        </text:list-item>
      </text:list>
      <text:list text:style-name="L37">
        <text:list-header>
          <text:p text:style-name="P64"/>
        </text:list-header>
      </text:list>
      <text:h text:style-name="P16" text:outline-level="3"><text:bookmark-start text:name="__RefHeading___Toc16737_2480176930"/>4. Intelixencia Artificial (IA)<text:bookmark-end text:name="__RefHeading___Toc16737_2480176930"/></text:h>
      <text:p text:style-name="P11">Ferramentas de IA poden xerar informes ou automatizar tarefas, pero hai que evitar exposición de datos sensibles ou erros de decisión automatizada.</text:p>
      <text:p text:style-name="P11">Recomendacións:</text:p>
      <text:list text:style-name="L38">
        <text:list-item>
          <text:p text:style-name="P65">Non introducir información persoal en IA externas.</text:p>
        </text:list-item>
        <text:list-item>
          <text:p text:style-name="P65">Comprobar precisión de informes xerados automaticamente.</text:p>
        </text:list-item>
        <text:list-item>
          <text:p text:style-name="P65">Usar IA como apoio mantendo control humano.</text:p>
        </text:list-item>
      </text:list>
      <text:list text:style-name="L39">
        <text:list-header>
          <text:p text:style-name="P66"/>
        </text:list-header>
      </text:list>
      <text:h text:style-name="P16" text:outline-level="3"><text:bookmark-start text:name="__RefHeading___Toc16739_2480176930"/>5. Formación<text:bookmark-end text:name="__RefHeading___Toc16739_2480176930"/></text:h>
      <text:p text:style-name="P43"><text:span text:style-name="Strong_20_Emphasis">Formación</text:span></text:p>
      <text:list text:style-name="L40">
        <text:list-item>
          <text:p text:style-name="P67"><text:span text:style-name="Strong_20_Emphasis"><text:span text:style-name="T3">T</text:span></text:span><text:span text:style-name="Strong_20_Emphasis">eórica:</text:span> Sesións expositivas sobre seguridade administrativa, protección de datos e uso responsable de IA.</text:p>
        </text:list-item>
        <text:list-item>
          <text:p text:style-name="P68"><text:span text:style-name="Strong_20_Emphasis"><text:span text:style-name="T4">P</text:span></text:span><text:span text:style-name="Strong_20_Emphasis"><text:span text:style-name="T5">ráctica:</text:span></text:span><text:span text:style-name="T5"> Casos de estudo, simulacións de incidentes, role-playing sobre acceso e custodia de información sensible.</text:span></text:p>
        </text:list-item>
      </text:list>
      <text:p text:style-name="P11"><text:span text:style-name="Strong_20_Emphasis">Metodoloxía:</text:span> 3 sesións de 90 min; teoría e prácticas simuladas.</text:p>
      <text:p text:style-name="P11"><text:span text:style-name="Strong_20_Emphasis">Seguimento / Avaliación:</text:span> Quiz, informes prácticos e observación do manexo seguro da información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cm" fo:margin-right="0cm" fo:margin-top="0.353cm" fo:margin-bottom="0.212cm" style:contextual-spacing="false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nex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default-outline-level="2" style:list-style-name="" style:class="extra" style:master-page-name="">
      <style:paragraph-properties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 style:list-style-name="">
      <style:paragraph-properties fo:text-align="start" style:justify-single-word="false"/>
    </style:style>
    <style:style style:name="MT1" style:family="text">
      <style:text-properties officeooo:rsid="003c0d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h text:style-name="Header" text:outline-level="2"/>
      </style:header>
      <style:header-first>
        <text:h text:style-name="Header" text:outline-level="2"/>
      </style:header-first>
      <style:footer>
        <text:h text:style-name="MP1" text:outline-level="2"><text:bookmark-start text:name="__RefHeading___Toc1130_2480176930"/><text:date style:data-style-name="N36" text:date-value="2025-12-12T13:38:31.829494102">12/12/2025</text:date><text:tab/><text:tab/><text:span text:style-name="MT1">Pax. </text:span><text:span text:style-name="MT1"><text:page-number text:select-page="current">11</text:page-number></text:span><text:span text:style-name="MT1"><text:s/>de </text:span><text:span text:style-name="MT1"><text:page-count>12</text:page-count></text:span><text:bookmark-end text:name="__RefHeading___Toc1130_2480176930"/></text:h>
      </style:footer>
      <style:footer-left>
        <text:h text:style-name="MP3" text:outline-level="2"><text:bookmark-start text:name="__RefHeading___Toc1132_2480176930"/><text:date style:data-style-name="N36" text:date-value="2025-12-12T13:38:31.829826026">12/12/2025</text:date><text:tab/><text:tab/>Pax. <text:page-number text:select-page="current">12</text:page-number><text:s/>de <text:page-count>12</text:page-count><text:bookmark-end text:name="__RefHeading___Toc1132_2480176930"/></text:h>
      </style:footer-left>
      <style:footer-first>
        <text:h text:style-name="MP2" text:outline-level="2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0:57:09.974052400</meta:creation-date>
    <dc:date>2025-12-12T13:38:31.750782200</dc:date>
    <meta:editing-duration>PT2H34M51S</meta:editing-duration>
    <meta:editing-cycles>22</meta:editing-cycles>
    <meta:generator>LibreOffice/25.2.7.2$Windows_X86_64 LibreOffice_project/5cbfd1ab6520636bb5f7b99185aa69bd7456825d</meta:generator>
    <meta:print-date>2025-12-12T13:37:36.954636800</meta:print-date>
    <meta:printed-by>Ficheiros PDF</meta:printed-by>
    <meta:document-statistic meta:table-count="1" meta:image-count="0" meta:object-count="0" meta:page-count="12" meta:paragraph-count="272" meta:word-count="1766" meta:character-count="11798" meta:non-whitespace-character-count="10391"/>
  </office:meta>
</office:document-meta>
</file>